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8e6" officeooo:paragraph-rsid="001d38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sf adsfads fadsfa dsf asdf dsdsf dsffdsa fdasfdasf das fadsf dasf dasfds fd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09:27:24.190663525</meta:creation-date>
    <dc:date>2018-02-20T09:27:54.664350132</dc:date>
    <meta:editing-duration>PT31S</meta:editing-duration>
    <meta:editing-cycles>1</meta:editing-cycles>
    <meta:document-statistic meta:table-count="0" meta:image-count="0" meta:object-count="0" meta:page-count="1" meta:paragraph-count="1" meta:word-count="13" meta:character-count="79" meta:non-whitespace-character-count="67"/>
    <meta:generator>LibreOffice/5.1.6.2$Linux_X86_64 LibreOffice_project/10m0$Build-2</meta:generator>
  </office:meta>
</office:document-meta>
</file>